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officeooo:rsid="0001eba2" officeooo:paragraph-rsid="0001eba2" style:font-size-asian="40pt" style:font-weight-asian="bold" style:font-size-complex="4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rac-25</text:p>
      <text:p text:style-name="Standard"/>
      <text:p text:style-name="Standard">The Therac-25 was a computer-controlled radiation therapy machine produced by Atomic Energy of Canada Limited (AECL) in 19821. It was involved in at least six accidents between 1985 and 1987, where patients were given massive overdoses of radiation due to concurrent programming errors.</text:p>
      <text:p text:style-name="Standard"/>
      <text:p text:style-name="Standard">The root cause analysis of the Therac-25 incidents revealed several key issues:</text:p>
      <text:p text:style-name="Standard"/>
      <text:p text:style-name="Standard">Software Bugs: The software controlling the machine contained bugs which proved to be fatal2. These bugs sometimes resulted in the machine giving its patients radiation doses that were hundreds of times greater than normal.</text:p>
      <text:p text:style-name="Standard"/>
      <text:p text:style-name="Standard">Poor Software Design and Development Practices: A commission attributed the primary cause to general poor software design and development practices rather than single-out specific coding errors1. The software was designed so that it was realistically impossible to test it in a rigorous, automated way.</text:p>
      <text:p text:style-name="Standard"/>
      <text:p text:style-name="Standard">Overconfidence in Software and Disregard for Hardware Safety Mechanisms: The design of the machine relied on the controlling computer alone for safety. Some safety mechanisms switched from hardware to software, and AECL decided not to duplicate some safety mechanisms<text:tab/>. This overconfidence in software and lack of proper hardware safety mechanisms contributed to the accidents.</text:p>
      <text:p text:style-name="Standard"/>
      <text:p text:style-name="Standard">Inadequate Responses to Reported Problems: The engineers’ overconfidence in their initial work and failure to believe the end users’ claims caused drastic repercussions. There was a failure to properly assess the old software when using it for new machinery, not well-designed error and warning messages, and a lack of understanding and fixing of the frequent recurring problems.</text:p>
      <text:p text:style-name="Standard"/>
      <text:p text:style-name="Standard">The Therac-25 incidents could have been avoided by implementing several measures:</text:p>
      <text:p text:style-name="Standard"/>
      <text:p text:style-name="Standard">Improved Software Design and Testing: The software should have been designed in a way that it could be tested in a rigorous, automated way. This would have helped in identifying and fixing the bugs before the system was deployed.</text:p>
      <text:p text:style-name="Standard"/>
      <text:p text:style-name="Standard">Hardware Safety Mechanisms: The design should not have relied solely on the software for safety. Hardware safety mechanisms that were present in previous models should have been retained.</text:p>
      <text:p text:style-name="Standard"/>
      <text:p text:style-name="Standard">Better Response to Reported Problems: The engineers should have taken the end users’ claims seriously and acted promptly to investigate and rectify the reported issues1.</text:p>
      <text:p text:style-name="Standard">Clearer Error Messages: The error messages should have been made clearer so that operators could understand the severity of the machine state.</text:p>
      <text:p text:style-name="Standard"/>
      <text:p text:style-name="Standard">Restrictions on System Operations: Operators should not have been allowed to restart the machine without re-entering information. This would have ensured that the metal plate was in place if the x-ray beam was selected.</text:p>
      <text:p text:style-name="Standard"/>
      <text:p text:style-name="Standard">Better Documentation: All manuals should have been rewritten to reflect the new changes.</text:p>
      <text:p text:style-name="Standard"><text:soft-page-break/></text:p>
      <text:p text:style-name="Standard">Rigorous FDA Testing: The declaration of pre-market equivalence seems optimistic in that most of the safety mechanisms were moved into the software, a major change from the previous version of the machine4. Rigorous FDA testing procedures should have been followed.</text:p>
      <text:p text:style-name="Standard"/>
      <text:p text:style-name="Standard">Implementing these measures could have helped in preventing the Therac-25 incidents.</text:p>
      <text:p text:style-name="Standard"/>
      <text:p text:style-name="Standard">Additionally I believe using a safe language like rust would have helped for the following reasons:</text:p>
      <text:p text:style-name="Standard"/>
      <text:p text:style-name="Standard">Memory Safety: Rust’s strong focus on memory safety without a garbage collector, and its concept of ownership and borrowing, could have helped prevent some of the bugs that led to the overdoses.</text:p>
      <text:p text:style-name="Standard"/>
      <text:p text:style-name="Standard">Concurrency: Rust’s “fearless concurrency” could have helped manage the concurrent programming errors that were part of the Therac-25’s problems. Rust’s type system and ownership semantics ensure that concurrent programming errors become compile-time errors rather than runtime errors.</text:p>
      <text:p text:style-name="Standard"/>
      <text:p text:style-name="Standard">Error Handling: Rust has robust error handling features. It encourages returning a Result type for functions that can fail, making it hard to ignore errors. This could have led to better handling of the errors that were initially dismissed as machine malfunctions.</text:p>
      <text:p text:style-name="Standard"/>
      <text:p text:style-name="Standard">Testing: Rust has first-class unit testing built into the language, which could have helped catch some of the errors before the system was deployed.</text:p>
      <text:p text:style-name="Standard"/>
      <text:p text:style-name="Standard">No Null Values: Rust does not have null values, eliminating a whole class of null reference problems.</text:p>
      <text:p text:style-name="Standard"/>
      <text:p text:style-name="Standard">Control Over Hardware: Rust provides direct control over the hardware and memory, similar to languages like C and C++, which would have been necessary for a machine like Therac-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05:34:21.291047743</meta:creation-date>
    <dc:date>2024-03-23T05:35:02.304575843</dc:date>
    <meta:editing-duration>PT41S</meta:editing-duration>
    <meta:editing-cycles>2</meta:editing-cycles>
    <meta:generator>LibreOffice/24.2.1.2$MacOSX_AARCH64 LibreOffice_project/db4def46b0453cc22e2d0305797cf981b68ef5ac</meta:generator>
    <meta:document-statistic meta:table-count="0" meta:image-count="0" meta:object-count="0" meta:page-count="2" meta:paragraph-count="23" meta:word-count="666" meta:character-count="4390" meta:non-whitespace-character-count="3747"/>
  </office:meta>
</office:document-meta>
</file>